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b78" officeooo:paragraph-rsid="00144b78"/>
    </style:style>
    <style:style style:name="P2" style:family="paragraph" style:parent-style-name="Standard">
      <style:text-properties officeooo:rsid="0014fe4e" officeooo:paragraph-rsid="0014fe4e"/>
    </style:style>
    <style:style style:name="P3" style:family="paragraph" style:parent-style-name="Standard">
      <style:text-properties officeooo:rsid="001560ff" officeooo:paragraph-rsid="001560ff"/>
    </style:style>
    <style:style style:name="T1" style:family="text">
      <style:text-properties officeooo:rsid="0016e35e"/>
    </style:style>
    <style:style style:name="T2" style:family="text">
      <style:text-properties officeooo:rsid="00181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 sur github </text:p>
      <text:p text:style-name="P1"/>
      <text:p text:style-name="P1">Membre github <text:s text:c="65"/>/// <text:span text:style-name="T1">fait </text:span></text:p>
      <text:p text:style-name="P1">comment lancer jouer installer pou utilisateur <text:s/>Ubuntu <text:s/>/// <text:span text:style-name="T1">fait </text:span></text:p>
      <text:p text:style-name="P1">git hub du groupe <text:s text:c="58"/>/// <text:span text:style-name="T1">fait </text:span></text:p>
      <text:p text:style-name="P1">ajouter des argyment exemple : go run arcadia –help <text:s/>// <text:span text:style-name="T2">fait</text:span></text:p>
      <text:p text:style-name="P1">commenter chaque ligne de code <text:s/>// <text:span text:style-name="T2">en cours jolan</text:span></text:p>
      <text:p text:style-name="P3">respecter le cahier des charge /// <text:s/><text:span text:style-name="T2">a finir </text:span></text:p>
      <text:p text:style-name="P3"/>
      <text:p text:style-name="P1"/>
      <text:p text:style-name="P1"/>
      <text:p text:style-name="P2">ajouter normaltalk <text:s text:c="2"/>//// <text:span text:style-name="T2">a faire </text:span></text:p>
      <text:p text:style-name="P2">cipherTalk : bojour == bonjour encrypté ≡ « encrypatage cesare pour decaller les lettre </text:p>
      <text:p text:style-name="P2">robotTalk : bonjour == bonjour en binair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0:46:05.799400416</meta:creation-date>
    <dc:date>2024-09-25T11:17:52.637998561</dc:date>
    <meta:editing-duration>PT3H11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10" meta:word-count="76" meta:character-count="573" meta:non-whitespace-character-count="369"/>
  </office:meta>
</office:document-meta>
</file>